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25cm"/>
    </style:style>
    <style:style style:name="gr7" style:family="graphic" style:parent-style-name="standard">
      <style:graphic-properties draw:stroke="none" svg:stroke-color="#000000" draw:fill="none" fo:min-height="0.3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05cm" svg:stroke-color="#804c19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2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2" draw:layer="layout" svg:width="0.4cm" svg:height="0.692cm" svg:x="3.5cm" svg:y="1.5cm">
          <draw:text-box>
            <text:p text:style-name="P1"><text:span text:style-name="T1">3</text:span></text:p>
          </draw:text-box>
        </draw:frame>
        <draw:custom-shape draw:style-name="gr5" draw:text-style-name="P1" draw:layer="layout" svg:width="0.4cm" svg:height="0.4cm" svg:x="0.7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cm" svg:height="1.2cm" svg:x="1.5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3cm" svg:height="0.692cm" svg:x="2.5cm" svg:y="3.6cm">
          <draw:text-box>
            <text:p text:style-name="P1"><text:span text:style-name="T1">4</text:span></text:p>
          </draw:text-box>
        </draw:frame>
        <draw:connector draw:style-name="gr8" draw:text-style-name="P1" draw:layer="layout" draw:type="curve" svg:x1="2.875cm" svg:y1="2.925cm" svg:x2="2.1cm" svg:y2="3.9cm" draw:start-shape="id3" draw:start-glue-point="7" draw:end-shape="id4" draw:end-glue-point="4" svg:d="M2875 2925c0 489-775 2-775 975" svg:viewBox="0 0 776 976">
          <text:p/>
        </draw:connector>
        <draw:custom-shape draw:style-name="gr3" draw:text-style-name="P1" xml:id="id5" draw:id="id5" draw:layer="layout" svg:width="1.2cm" svg:height="1.2cm" svg:x="0.4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3cm" svg:height="0.692cm" svg:x="1.488cm" svg:y="5.413cm">
          <draw:text-box>
            <text:p text:style-name="P1"><text:span text:style-name="T1">6</text:span></text:p>
          </draw:text-box>
        </draw:frame>
        <draw:custom-shape draw:style-name="gr9" draw:text-style-name="P1" draw:layer="layout" svg:width="0.4cm" svg:height="0.4cm" svg:x="0.9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.088cm" svg:y1="5.713cm" svg:x2="0.8cm" svg:y2="3.1cm" draw:start-shape="id5" draw:start-glue-point="4" draw:end-shape="id2" draw:end-glue-point="8" svg:d="M1088 5713c0-1584-288-278-288-2613" svg:viewBox="0 0 289 2614">
          <text:p/>
        </draw:connector>
        <draw:custom-shape draw:style-name="gr5" draw:text-style-name="P1" draw:layer="layout" svg:width="0.4cm" svg:height="0.4cm" svg:x="2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3cm" svg:height="0.692cm" svg:x="2.488cm" svg:y="3.613cm">
          <draw:text-box>
            <text:p text:style-name="P1"><text:span text:style-name="T1">4</text:span></text:p>
          </draw:text-box>
        </draw:frame>
        <draw:frame draw:style-name="gr4" draw:text-style-name="P2" draw:layer="layout" svg:width="0.4cm" svg:height="0.862cm" svg:x="11.8cm" svg:y="-0.154cm">
          <draw:text-box>
            <text:p text:style-name="P1"><text:span text:style-name="T1">1</text:span></text:p>
          </draw:text-box>
        </draw:frame>
        <draw:custom-shape draw:style-name="gr5" draw:text-style-name="P1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3.2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3cm" svg:y="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3.788cm" svg:y="4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cm" svg:height="1.2cm" svg:x="3.576cm" svg:y="3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3.959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3cm" svg:height="0.692cm" svg:x="4.576cm" svg:y="3.626cm">
          <draw:text-box>
            <text:p text:style-name="P1"><text:span text:style-name="T1">5</text:span></text:p>
          </draw:text-box>
        </draw:frame>
        <draw:custom-shape draw:style-name="gr9" draw:text-style-name="P1" draw:layer="layout" svg:width="0.4cm" svg:height="0.4cm" svg:x="4.259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4.176cm" svg:y1="3.926cm" svg:x2="3.725cm" svg:y2="2.925cm" draw:start-shape="id6" draw:start-glue-point="4" draw:end-shape="id3" draw:end-glue-point="9" svg:d="M4176 3926c0-243-451 257-451-1001" svg:viewBox="0 0 452 1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18-03-22T11:45:14.032458279</dc:date>
    <meta:editing-duration>PT14H40M29S</meta:editing-duration>
    <meta:editing-cycles>26</meta:editing-cycles>
    <meta:generator>LibreOffice/4.2.8.2$Linux_X86_64 LibreOffice_project/420m0$Build-2</meta:generator>
    <meta:document-statistic meta:object-count="29"/>
  </office:meta>
</office:document-meta>
</file>